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44b6ee" officeooo:paragraph-rsid="0044b6ee" style:font-weight-asian="bold" style:font-weight-complex="bold"/>
    </style:style>
    <style:style style:name="P3" style:family="paragraph" style:parent-style-name="Standard">
      <style:text-properties fo:font-weight="bold" officeooo:rsid="0066676d" officeooo:paragraph-rsid="0066676d" style:font-weight-asian="bold" style:font-weight-complex="bold"/>
    </style:style>
    <style:style style:name="P4" style:family="paragraph" style:parent-style-name="Standard">
      <style:text-properties fo:font-weight="bold" officeooo:rsid="008c2a40" officeooo:paragraph-rsid="008c2a40" style:font-weight-asian="bold" style:font-weight-complex="bold"/>
    </style:style>
    <style:style style:name="P5" style:family="paragraph" style:parent-style-name="Standard">
      <style:text-properties fo:font-weight="bold" officeooo:rsid="008e0210" officeooo:paragraph-rsid="008e0210" style:font-weight-asian="bold" style:font-weight-complex="bold"/>
    </style:style>
    <style:style style:name="P6" style:family="paragraph" style:parent-style-name="Standard">
      <style:text-properties fo:font-weight="bold" officeooo:rsid="008f42ae" officeooo:paragraph-rsid="008f42ae" style:font-weight-asian="bold" style:font-weight-complex="bold"/>
    </style:style>
    <style:style style:name="P7" style:family="paragraph" style:parent-style-name="Standard">
      <style:text-properties fo:font-weight="bold" officeooo:rsid="009325cc" officeooo:paragraph-rsid="009325cc" style:font-weight-asian="bold" style:font-weight-complex="bold"/>
    </style:style>
    <style:style style:name="P8" style:family="paragraph" style:parent-style-name="Standard">
      <style:text-properties fo:font-weight="bold" officeooo:rsid="009c043d" officeooo:paragraph-rsid="009c043d" style:font-weight-asian="bold" style:font-weight-complex="bold"/>
    </style:style>
    <style:style style:name="P9" style:family="paragraph" style:parent-style-name="Standard">
      <style:text-properties fo:font-weight="bold" officeooo:rsid="009e315d" officeooo:paragraph-rsid="009e315d" style:font-weight-asian="bold" style:font-weight-complex="bold"/>
    </style:style>
    <style:style style:name="P10" style:family="paragraph" style:parent-style-name="Standard">
      <style:text-properties fo:font-weight="bold" officeooo:rsid="00a6ba1e" officeooo:paragraph-rsid="00a6ba1e" style:font-weight-asian="bold" style:font-weight-complex="bold"/>
    </style:style>
    <style:style style:name="P11" style:family="paragraph" style:parent-style-name="Standard">
      <style:text-properties fo:font-size="15pt" fo:font-weight="bold" style:font-size-asian="15pt" style:font-weight-asian="bold" style:font-size-complex="15pt" style:font-weight-complex="bold"/>
    </style:style>
    <style:style style:name="P12" style:family="paragraph" style:parent-style-name="Standard">
      <style:text-properties officeooo:rsid="0029cac3" officeooo:paragraph-rsid="0029cac3"/>
    </style:style>
    <style:style style:name="P13" style:family="paragraph" style:parent-style-name="Standard">
      <style:text-properties officeooo:rsid="00314cf2" officeooo:paragraph-rsid="00314cf2"/>
    </style:style>
    <style:style style:name="P14" style:family="paragraph" style:parent-style-name="Standard">
      <style:text-properties officeooo:rsid="003708e4" officeooo:paragraph-rsid="003708e4"/>
    </style:style>
    <style:style style:name="P15" style:family="paragraph" style:parent-style-name="Standard">
      <style:text-properties officeooo:rsid="003708e4" officeooo:paragraph-rsid="00375d5e"/>
    </style:style>
    <style:style style:name="P16" style:family="paragraph" style:parent-style-name="Standard">
      <style:text-properties officeooo:rsid="003708e4" officeooo:paragraph-rsid="003b2d25"/>
    </style:style>
    <style:style style:name="P17" style:family="paragraph" style:parent-style-name="Standard">
      <style:text-properties officeooo:rsid="003708e4" officeooo:paragraph-rsid="003c27e9"/>
    </style:style>
    <style:style style:name="P18" style:family="paragraph" style:parent-style-name="Standard">
      <style:text-properties officeooo:rsid="003708e4" officeooo:paragraph-rsid="003f0d72"/>
    </style:style>
    <style:style style:name="P19" style:family="paragraph" style:parent-style-name="Standard">
      <style:text-properties officeooo:paragraph-rsid="00372511"/>
    </style:style>
    <style:style style:name="P20" style:family="paragraph" style:parent-style-name="Standard">
      <style:text-properties officeooo:paragraph-rsid="003860b2"/>
    </style:style>
    <style:style style:name="P21" style:family="paragraph" style:parent-style-name="Standard">
      <style:text-properties officeooo:paragraph-rsid="0039f261"/>
    </style:style>
    <style:style style:name="P22" style:family="paragraph" style:parent-style-name="Standard">
      <style:text-properties officeooo:paragraph-rsid="003a815a"/>
    </style:style>
    <style:style style:name="P23" style:family="paragraph" style:parent-style-name="Standard">
      <style:text-properties officeooo:rsid="003b2d25" officeooo:paragraph-rsid="003b2d25"/>
    </style:style>
    <style:style style:name="P24" style:family="paragraph" style:parent-style-name="Standard">
      <style:text-properties officeooo:paragraph-rsid="003e0663"/>
    </style:style>
    <style:style style:name="P25" style:family="paragraph" style:parent-style-name="Standard">
      <style:text-properties officeooo:rsid="0044b6ee" officeooo:paragraph-rsid="0044b6ee"/>
    </style:style>
    <style:style style:name="P26" style:family="paragraph" style:parent-style-name="Standard">
      <style:text-properties officeooo:rsid="0066676d" officeooo:paragraph-rsid="0066676d"/>
    </style:style>
    <style:style style:name="P27" style:family="paragraph" style:parent-style-name="Standard">
      <style:text-properties officeooo:rsid="00691009" officeooo:paragraph-rsid="00691009"/>
    </style:style>
    <style:style style:name="P28" style:family="paragraph" style:parent-style-name="Standard">
      <style:text-properties officeooo:rsid="006a8751" officeooo:paragraph-rsid="006a8751"/>
    </style:style>
    <style:style style:name="P29" style:family="paragraph" style:parent-style-name="Standard">
      <style:text-properties officeooo:rsid="006c138d" officeooo:paragraph-rsid="006c138d"/>
    </style:style>
    <style:style style:name="P30" style:family="paragraph" style:parent-style-name="Standard">
      <style:text-properties officeooo:rsid="006c7de1" officeooo:paragraph-rsid="006c7de1"/>
    </style:style>
    <style:style style:name="P31" style:family="paragraph" style:parent-style-name="Standard">
      <style:text-properties officeooo:rsid="006d395e" officeooo:paragraph-rsid="006d395e"/>
    </style:style>
    <style:style style:name="P32" style:family="paragraph" style:parent-style-name="Standard">
      <style:text-properties officeooo:rsid="00703fb6" officeooo:paragraph-rsid="00703fb6"/>
    </style:style>
    <style:style style:name="P33" style:family="paragraph" style:parent-style-name="Standard">
      <style:text-properties officeooo:rsid="007127cb" officeooo:paragraph-rsid="007127cb"/>
    </style:style>
    <style:style style:name="P34" style:family="paragraph" style:parent-style-name="Standard">
      <style:text-properties officeooo:rsid="00725213" officeooo:paragraph-rsid="00725213"/>
    </style:style>
    <style:style style:name="P35" style:family="paragraph" style:parent-style-name="Standard">
      <style:text-properties officeooo:paragraph-rsid="00725213"/>
    </style:style>
    <style:style style:name="P36" style:family="paragraph" style:parent-style-name="Standard">
      <style:text-properties officeooo:rsid="00761b99" officeooo:paragraph-rsid="00761b99"/>
    </style:style>
    <style:style style:name="P37" style:family="paragraph" style:parent-style-name="Standard">
      <style:text-properties officeooo:rsid="00761b99" officeooo:paragraph-rsid="007685a7"/>
    </style:style>
    <style:style style:name="P38" style:family="paragraph" style:parent-style-name="Standard">
      <style:text-properties officeooo:rsid="00761b99" officeooo:paragraph-rsid="00811490"/>
    </style:style>
    <style:style style:name="P39" style:family="paragraph" style:parent-style-name="Standard">
      <style:text-properties officeooo:rsid="00761b99" officeooo:paragraph-rsid="00a5bf52"/>
    </style:style>
    <style:style style:name="P40" style:family="paragraph" style:parent-style-name="Standard">
      <style:text-properties officeooo:rsid="007685a7" officeooo:paragraph-rsid="007685a7"/>
    </style:style>
    <style:style style:name="P41" style:family="paragraph" style:parent-style-name="Standard">
      <style:text-properties officeooo:rsid="007685a7" officeooo:paragraph-rsid="007728ab"/>
    </style:style>
    <style:style style:name="P42" style:family="paragraph" style:parent-style-name="Standard">
      <style:text-properties officeooo:paragraph-rsid="007bb8fe"/>
    </style:style>
    <style:style style:name="P43" style:family="paragraph" style:parent-style-name="Standard">
      <style:text-properties officeooo:rsid="007efe59" officeooo:paragraph-rsid="007efe59"/>
    </style:style>
    <style:style style:name="P44" style:family="paragraph" style:parent-style-name="Standard">
      <style:text-properties officeooo:paragraph-rsid="0082e6c0"/>
    </style:style>
    <style:style style:name="P45" style:family="paragraph" style:parent-style-name="Standard">
      <style:text-properties officeooo:rsid="008352d3" officeooo:paragraph-rsid="008352d3"/>
    </style:style>
    <style:style style:name="P46" style:family="paragraph" style:parent-style-name="Standard">
      <style:text-properties officeooo:rsid="00846434" officeooo:paragraph-rsid="00846434"/>
    </style:style>
    <style:style style:name="P47" style:family="paragraph" style:parent-style-name="Standard">
      <style:text-properties officeooo:rsid="0086401a" officeooo:paragraph-rsid="0086401a"/>
    </style:style>
    <style:style style:name="P48" style:family="paragraph" style:parent-style-name="Standard">
      <style:text-properties officeooo:rsid="0087ba7e" officeooo:paragraph-rsid="0087ba7e"/>
    </style:style>
    <style:style style:name="P49" style:family="paragraph" style:parent-style-name="Standard">
      <style:text-properties officeooo:rsid="0091be60" officeooo:paragraph-rsid="0091be60"/>
    </style:style>
    <style:style style:name="P50" style:family="paragraph" style:parent-style-name="Standard">
      <style:text-properties officeooo:rsid="009325cc" officeooo:paragraph-rsid="009325cc"/>
    </style:style>
    <style:style style:name="P51" style:family="paragraph" style:parent-style-name="Standard">
      <style:text-properties officeooo:rsid="00934042" officeooo:paragraph-rsid="00934042"/>
    </style:style>
    <style:style style:name="P52" style:family="paragraph" style:parent-style-name="Standard">
      <style:text-properties officeooo:rsid="00934042" officeooo:paragraph-rsid="0093ea60"/>
    </style:style>
    <style:style style:name="P53" style:family="paragraph" style:parent-style-name="Standard">
      <style:text-properties officeooo:rsid="0095c9f9" officeooo:paragraph-rsid="0095c9f9"/>
    </style:style>
    <style:style style:name="P54" style:family="paragraph" style:parent-style-name="Standard">
      <style:text-properties officeooo:rsid="00979057" officeooo:paragraph-rsid="00979057"/>
    </style:style>
    <style:style style:name="P55" style:family="paragraph" style:parent-style-name="Standard">
      <style:text-properties officeooo:rsid="009ac188" officeooo:paragraph-rsid="009ac188"/>
    </style:style>
    <style:style style:name="P56" style:family="paragraph" style:parent-style-name="Standard">
      <style:text-properties officeooo:rsid="009e315d" officeooo:paragraph-rsid="009e315d"/>
    </style:style>
    <style:style style:name="P57" style:family="paragraph" style:parent-style-name="Standard">
      <style:text-properties officeooo:rsid="00a55fad" officeooo:paragraph-rsid="00a55fad"/>
    </style:style>
    <style:style style:name="P58" style:family="paragraph" style:parent-style-name="Standard">
      <style:text-properties officeooo:rsid="00ab1e64" officeooo:paragraph-rsid="00ab1e64"/>
    </style:style>
    <style:style style:name="P59" style:family="paragraph" style:parent-style-name="Standard">
      <style:text-properties officeooo:rsid="003708e4" officeooo:paragraph-rsid="007728ab"/>
    </style:style>
    <style:style style:name="P60" style:family="paragraph" style:parent-style-name="Standard">
      <style:text-properties fo:font-weight="bold" officeooo:rsid="007685a7" officeooo:paragraph-rsid="007728ab" style:font-weight-asian="bold" style:font-weight-complex="bold"/>
    </style:style>
    <style:style style:name="P61" style:family="paragraph" style:parent-style-name="Standard">
      <style:text-properties fo:font-weight="bold" officeooo:rsid="00ad5fa0" officeooo:paragraph-rsid="00ad5fa0" style:font-weight-asian="bold" style:font-weight-complex="bold"/>
    </style:style>
    <style:style style:name="P62" style:family="paragraph" style:parent-style-name="Standard">
      <style:text-properties fo:font-weight="bold" officeooo:rsid="00af7a26" officeooo:paragraph-rsid="00af7a26" style:font-weight-asian="bold" style:font-weight-complex="bold"/>
    </style:style>
    <style:style style:name="P63" style:family="paragraph" style:parent-style-name="Standard">
      <style:text-properties fo:font-weight="bold" officeooo:rsid="00ba82f8" officeooo:paragraph-rsid="00ba82f8" style:font-weight-asian="bold" style:font-weight-complex="bold"/>
    </style:style>
    <style:style style:name="P64" style:family="paragraph" style:parent-style-name="Standard">
      <style:text-properties fo:font-weight="bold" officeooo:rsid="00bb9881" officeooo:paragraph-rsid="00bb9881" style:font-weight-asian="bold" style:font-weight-complex="bold"/>
    </style:style>
    <style:style style:name="P65" style:family="paragraph" style:parent-style-name="Standard">
      <style:text-properties fo:font-weight="bold" officeooo:rsid="00bca144" officeooo:paragraph-rsid="00bca144" style:font-weight-asian="bold" style:font-weight-complex="bold"/>
    </style:style>
    <style:style style:name="P66" style:family="paragraph" style:parent-style-name="Standard">
      <style:text-properties fo:font-weight="bold" officeooo:rsid="00c01757" officeooo:paragraph-rsid="00c01757" style:font-weight-asian="bold" style:font-weight-complex="bold"/>
    </style:style>
    <style:style style:name="P67" style:family="paragraph" style:parent-style-name="Standard">
      <style:text-properties fo:font-weight="bold" officeooo:rsid="00ccb25d" officeooo:paragraph-rsid="00ce123b" style:font-weight-asian="bold" style:font-weight-complex="bold"/>
    </style:style>
    <style:style style:name="P68" style:family="paragraph" style:parent-style-name="Standard">
      <style:text-properties officeooo:rsid="00725213" officeooo:paragraph-rsid="00725213"/>
    </style:style>
    <style:style style:name="P69" style:family="paragraph" style:parent-style-name="Standard">
      <style:text-properties fo:font-weight="normal" officeooo:rsid="009c043d" officeooo:paragraph-rsid="009c043d" style:font-weight-asian="normal" style:font-weight-complex="normal"/>
    </style:style>
    <style:style style:name="P70" style:family="paragraph" style:parent-style-name="Standard">
      <style:text-properties fo:font-weight="normal" officeooo:rsid="009cbdb1" officeooo:paragraph-rsid="009cbdb1" style:font-weight-asian="normal" style:font-weight-complex="normal"/>
    </style:style>
    <style:style style:name="P71" style:family="paragraph" style:parent-style-name="Standard">
      <style:text-properties officeooo:rsid="00b06f07" officeooo:paragraph-rsid="00b2ddb3"/>
    </style:style>
    <style:style style:name="P72" style:family="paragraph" style:parent-style-name="Standard">
      <style:text-properties officeooo:rsid="00b21308" officeooo:paragraph-rsid="00b21308"/>
    </style:style>
    <style:style style:name="P73" style:family="paragraph" style:parent-style-name="Standard">
      <style:text-properties officeooo:rsid="00761b99" officeooo:paragraph-rsid="00b25d9e"/>
    </style:style>
    <style:style style:name="P74" style:family="paragraph" style:parent-style-name="Standard">
      <style:text-properties officeooo:rsid="00761b99" officeooo:paragraph-rsid="00c97504"/>
    </style:style>
    <style:style style:name="P75" style:family="paragraph" style:parent-style-name="Standard">
      <style:text-properties officeooo:rsid="00b2ddb3" officeooo:paragraph-rsid="00b2ddb3"/>
    </style:style>
    <style:style style:name="P76" style:family="paragraph" style:parent-style-name="Standard">
      <style:text-properties officeooo:rsid="00b428cb" officeooo:paragraph-rsid="00b428cb"/>
    </style:style>
    <style:style style:name="P77" style:family="paragraph" style:parent-style-name="Standard">
      <style:text-properties officeooo:rsid="00b428cb" officeooo:paragraph-rsid="00b7216a"/>
    </style:style>
    <style:style style:name="P78" style:family="paragraph" style:parent-style-name="Standard">
      <style:text-properties officeooo:paragraph-rsid="00bca144"/>
    </style:style>
    <style:style style:name="P79" style:family="paragraph" style:parent-style-name="Standard">
      <style:text-properties officeooo:rsid="00c15850" officeooo:paragraph-rsid="00c15850"/>
    </style:style>
    <style:style style:name="P80" style:family="paragraph" style:parent-style-name="Standard">
      <style:text-properties officeooo:paragraph-rsid="00c67cc3"/>
    </style:style>
    <style:style style:name="P81" style:family="paragraph" style:parent-style-name="Standard">
      <style:text-properties officeooo:paragraph-rsid="00c9fbda"/>
    </style:style>
    <style:style style:name="P82" style:family="paragraph" style:parent-style-name="Standard">
      <style:text-properties officeooo:paragraph-rsid="00ce123b"/>
    </style:style>
    <style:style style:name="T1" style:family="text">
      <style:text-properties fo:font-weight="bold" style:font-weight-asian="bold" style:font-weight-complex="bold"/>
    </style:style>
    <style:style style:name="T2" style:family="text">
      <style:text-properties fo:font-weight="bold" officeooo:rsid="00211e72" style:font-weight-asian="bold" style:font-weight-complex="bold"/>
    </style:style>
    <style:style style:name="T3" style:family="text">
      <style:text-properties fo:font-weight="bold" officeooo:rsid="002bd395" style:font-weight-asian="bold" style:font-weight-complex="bold"/>
    </style:style>
    <style:style style:name="T4" style:family="text">
      <style:text-properties fo:font-weight="bold" officeooo:rsid="003148fe" style:font-weight-asian="bold" style:font-weight-complex="bold"/>
    </style:style>
    <style:style style:name="T5" style:family="text">
      <style:text-properties fo:font-weight="bold" officeooo:rsid="0082e6c0" style:font-weight-asian="bold" style:font-weight-complex="bold"/>
    </style:style>
    <style:style style:name="T6" style:family="text">
      <style:text-properties fo:font-weight="bold" officeooo:rsid="0093c7d6" style:font-weight-asian="bold" style:font-weight-complex="bold"/>
    </style:style>
    <style:style style:name="T7" style:family="text">
      <style:text-properties fo:font-weight="bold" officeooo:rsid="0093ea60" style:font-weight-asian="bold" style:font-weight-complex="bold"/>
    </style:style>
    <style:style style:name="T8" style:family="text">
      <style:text-properties fo:font-weight="bold" officeooo:rsid="00b7f15d" style:font-weight-asian="bold" style:font-weight-complex="bold"/>
    </style:style>
    <style:style style:name="T9" style:family="text">
      <style:text-properties fo:font-weight="bold" officeooo:rsid="00c67cc3" style:font-weight-asian="bold" style:font-weight-complex="bold"/>
    </style:style>
    <style:style style:name="T10" style:family="text">
      <style:text-properties fo:font-weight="bold" officeooo:rsid="00c9fbda" style:font-weight-asian="bold" style:font-weight-complex="bold"/>
    </style:style>
    <style:style style:name="T11" style:family="text">
      <style:text-properties fo:font-weight="bold" officeooo:rsid="00d0c133" style:font-weight-asian="bold" style:font-weight-complex="bold"/>
    </style:style>
    <style:style style:name="T12" style:family="text">
      <style:text-properties fo:font-weight="bold" officeooo:rsid="0041d502" style:font-weight-asian="bold" style:font-weight-complex="bold"/>
    </style:style>
    <style:style style:name="T13" style:family="text">
      <style:text-properties officeooo:rsid="0029cac3"/>
    </style:style>
    <style:style style:name="T14" style:family="text">
      <style:text-properties officeooo:rsid="002ab522"/>
    </style:style>
    <style:style style:name="T15" style:family="text">
      <style:text-properties officeooo:rsid="002bd395"/>
    </style:style>
    <style:style style:name="T16" style:family="text">
      <style:text-properties officeooo:rsid="002cf579"/>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officeooo:rsid="0033e3bc"/>
    </style:style>
    <style:style style:name="T20" style:family="text">
      <style:text-properties officeooo:rsid="0036668b"/>
    </style:style>
    <style:style style:name="T21" style:family="text">
      <style:text-properties officeooo:rsid="003708e4"/>
    </style:style>
    <style:style style:name="T22" style:family="text">
      <style:text-properties officeooo:rsid="003fa817"/>
    </style:style>
    <style:style style:name="T23" style:family="text">
      <style:text-properties officeooo:rsid="003fd8c7"/>
    </style:style>
    <style:style style:name="T24" style:family="text">
      <style:text-properties officeooo:rsid="0041d502"/>
    </style:style>
    <style:style style:name="T25" style:family="text">
      <style:text-properties officeooo:rsid="0041f113"/>
    </style:style>
    <style:style style:name="T26" style:family="text">
      <style:text-properties officeooo:rsid="0042b9de"/>
    </style:style>
    <style:style style:name="T27" style:family="text">
      <style:text-properties officeooo:rsid="00457fcf"/>
    </style:style>
    <style:style style:name="T28" style:family="text">
      <style:text-properties officeooo:rsid="004778ec"/>
    </style:style>
    <style:style style:name="T29" style:family="text">
      <style:text-properties officeooo:rsid="0048693d"/>
    </style:style>
    <style:style style:name="T30" style:family="text">
      <style:text-properties officeooo:rsid="004a54df"/>
    </style:style>
    <style:style style:name="T31" style:family="text">
      <style:text-properties officeooo:rsid="004bc719"/>
    </style:style>
    <style:style style:name="T32" style:family="text">
      <style:text-properties officeooo:rsid="004c4bcb"/>
    </style:style>
    <style:style style:name="T33" style:family="text">
      <style:text-properties officeooo:rsid="004d4227"/>
    </style:style>
    <style:style style:name="T34" style:family="text">
      <style:text-properties officeooo:rsid="004e3abf"/>
    </style:style>
    <style:style style:name="T35" style:family="text">
      <style:text-properties officeooo:rsid="005138fa"/>
    </style:style>
    <style:style style:name="T36" style:family="text">
      <style:text-properties officeooo:rsid="005309d5"/>
    </style:style>
    <style:style style:name="T37" style:family="text">
      <style:text-properties officeooo:rsid="0056684b"/>
    </style:style>
    <style:style style:name="T38" style:family="text">
      <style:text-properties officeooo:rsid="00570cd7"/>
    </style:style>
    <style:style style:name="T39" style:family="text">
      <style:text-properties officeooo:rsid="00575eac"/>
    </style:style>
    <style:style style:name="T40" style:family="text">
      <style:text-properties officeooo:rsid="005924da"/>
    </style:style>
    <style:style style:name="T41" style:family="text">
      <style:text-properties officeooo:rsid="005b30c3"/>
    </style:style>
    <style:style style:name="T42" style:family="text">
      <style:text-properties officeooo:rsid="005cc149"/>
    </style:style>
    <style:style style:name="T43" style:family="text">
      <style:text-properties officeooo:rsid="005dbc05"/>
    </style:style>
    <style:style style:name="T44" style:family="text">
      <style:text-properties officeooo:rsid="005e4a06"/>
    </style:style>
    <style:style style:name="T45" style:family="text">
      <style:text-properties officeooo:rsid="005e77f7"/>
    </style:style>
    <style:style style:name="T46" style:family="text">
      <style:text-properties officeooo:rsid="006003a7"/>
    </style:style>
    <style:style style:name="T47" style:family="text">
      <style:text-properties officeooo:rsid="00612ef1"/>
    </style:style>
    <style:style style:name="T48" style:family="text">
      <style:text-properties officeooo:rsid="00616e95"/>
    </style:style>
    <style:style style:name="T49" style:family="text">
      <style:text-properties officeooo:rsid="00620bb8"/>
    </style:style>
    <style:style style:name="T50" style:family="text">
      <style:text-properties officeooo:rsid="00632105"/>
    </style:style>
    <style:style style:name="T51" style:family="text">
      <style:text-properties officeooo:rsid="0065d076"/>
    </style:style>
    <style:style style:name="T52" style:family="text">
      <style:text-properties officeooo:rsid="00691009"/>
    </style:style>
    <style:style style:name="T53" style:family="text">
      <style:text-properties officeooo:rsid="0069e1e4"/>
    </style:style>
    <style:style style:name="T54" style:family="text">
      <style:text-properties officeooo:rsid="006ddace"/>
    </style:style>
    <style:style style:name="T55" style:family="text">
      <style:text-properties officeooo:rsid="00725213"/>
    </style:style>
    <style:style style:name="T56" style:family="text">
      <style:text-properties officeooo:rsid="0072ad75"/>
    </style:style>
    <style:style style:name="T57" style:family="text">
      <style:text-properties officeooo:rsid="0074aa48"/>
    </style:style>
    <style:style style:name="T58" style:family="text">
      <style:text-properties officeooo:rsid="0077af84"/>
    </style:style>
    <style:style style:name="T59" style:family="text">
      <style:text-properties officeooo:rsid="007a43b4"/>
    </style:style>
    <style:style style:name="T60" style:family="text">
      <style:text-properties officeooo:rsid="007ae6b3"/>
    </style:style>
    <style:style style:name="T61" style:family="text">
      <style:text-properties officeooo:rsid="007bb8fe"/>
    </style:style>
    <style:style style:name="T62" style:family="text">
      <style:text-properties style:text-position="super 58%" officeooo:rsid="007bb8fe"/>
    </style:style>
    <style:style style:name="T63" style:family="text">
      <style:text-properties style:text-position="super 58%" fo:font-weight="normal" officeooo:rsid="00bd4cf9" style:font-weight-asian="normal" style:font-weight-complex="normal"/>
    </style:style>
    <style:style style:name="T64" style:family="text">
      <style:text-properties style:text-position="super 58%" fo:font-weight="normal" officeooo:rsid="00bca144" style:font-weight-asian="normal" style:font-weight-complex="normal"/>
    </style:style>
    <style:style style:name="T65" style:family="text">
      <style:text-properties style:text-position="0% 100%" fo:font-weight="bold" style:font-weight-asian="bold" style:font-weight-complex="bold"/>
    </style:style>
    <style:style style:name="T66" style:family="text">
      <style:text-properties style:text-position="0% 100%" fo:font-weight="bold" officeooo:rsid="00a7a948" style:font-weight-asian="bold" style:font-weight-complex="bold"/>
    </style:style>
    <style:style style:name="T67" style:family="text">
      <style:text-properties style:text-position="0% 100%" fo:font-weight="normal" style:font-weight-asian="normal" style:font-weight-complex="normal"/>
    </style:style>
    <style:style style:name="T68" style:family="text">
      <style:text-properties style:text-position="0% 100%" fo:font-weight="normal" officeooo:rsid="00a7a948" style:font-weight-asian="normal" style:font-weight-complex="normal"/>
    </style:style>
    <style:style style:name="T69" style:family="text">
      <style:text-properties officeooo:rsid="007da0b5"/>
    </style:style>
    <style:style style:name="T70" style:family="text">
      <style:text-properties officeooo:rsid="007ee3f9"/>
    </style:style>
    <style:style style:name="T71" style:family="text">
      <style:text-properties officeooo:rsid="0082e6c0"/>
    </style:style>
    <style:style style:name="T72" style:family="text">
      <style:text-properties officeooo:rsid="00846434"/>
    </style:style>
    <style:style style:name="T73" style:family="text">
      <style:text-properties officeooo:rsid="0086401a"/>
    </style:style>
    <style:style style:name="T74" style:family="text">
      <style:text-properties officeooo:rsid="008b8b52"/>
    </style:style>
    <style:style style:name="T75" style:family="text">
      <style:text-properties officeooo:rsid="008dd6a1"/>
    </style:style>
    <style:style style:name="T76" style:family="text">
      <style:text-properties fo:font-weight="normal" style:font-weight-asian="normal" style:font-weight-complex="normal"/>
    </style:style>
    <style:style style:name="T77" style:family="text">
      <style:text-properties fo:font-weight="normal" officeooo:rsid="008dd6a1" style:font-weight-asian="normal" style:font-weight-complex="normal"/>
    </style:style>
    <style:style style:name="T78" style:family="text">
      <style:text-properties fo:font-weight="normal" officeooo:rsid="008ebf26" style:font-weight-asian="normal" style:font-weight-complex="normal"/>
    </style:style>
    <style:style style:name="T79" style:family="text">
      <style:text-properties fo:font-weight="normal" officeooo:rsid="0090db52" style:font-weight-asian="normal" style:font-weight-complex="normal"/>
    </style:style>
    <style:style style:name="T80" style:family="text">
      <style:text-properties fo:font-weight="normal" officeooo:rsid="0093ea60" style:font-weight-asian="normal" style:font-weight-complex="normal"/>
    </style:style>
    <style:style style:name="T81" style:family="text">
      <style:text-properties fo:font-weight="normal" officeooo:rsid="00a7a948" style:font-weight-asian="normal" style:font-weight-complex="normal"/>
    </style:style>
    <style:style style:name="T82" style:family="text">
      <style:text-properties fo:font-weight="normal" officeooo:rsid="00a91cbe" style:font-weight-asian="normal" style:font-weight-complex="normal"/>
    </style:style>
    <style:style style:name="T83" style:family="text">
      <style:text-properties fo:font-weight="normal" officeooo:rsid="00af7a26" style:font-weight-asian="normal" style:font-weight-complex="normal"/>
    </style:style>
    <style:style style:name="T84" style:family="text">
      <style:text-properties fo:font-weight="normal" officeooo:rsid="00bca144" style:font-weight-asian="normal" style:font-weight-complex="normal"/>
    </style:style>
    <style:style style:name="T85" style:family="text">
      <style:text-properties fo:font-weight="normal" officeooo:rsid="00bd4cf9" style:font-weight-asian="normal" style:font-weight-complex="normal"/>
    </style:style>
    <style:style style:name="T86" style:family="text">
      <style:text-properties fo:font-weight="normal" officeooo:rsid="00c13ecc" style:font-weight-asian="normal" style:font-weight-complex="normal"/>
    </style:style>
    <style:style style:name="T87" style:family="text">
      <style:text-properties fo:font-weight="normal" officeooo:rsid="00ca6219" style:font-weight-asian="normal" style:font-weight-complex="normal"/>
    </style:style>
    <style:style style:name="T88" style:family="text">
      <style:text-properties fo:font-weight="normal" officeooo:rsid="00c9fbda" style:font-weight-asian="normal" style:font-weight-complex="normal"/>
    </style:style>
    <style:style style:name="T89" style:family="text">
      <style:text-properties fo:font-weight="normal" officeooo:rsid="00ce123b" style:font-weight-asian="normal" style:font-weight-complex="normal"/>
    </style:style>
    <style:style style:name="T90" style:family="text">
      <style:text-properties fo:font-weight="normal" officeooo:rsid="00cea68c" style:font-weight-asian="normal" style:font-weight-complex="normal"/>
    </style:style>
    <style:style style:name="T91" style:family="text">
      <style:text-properties officeooo:rsid="0090db52"/>
    </style:style>
    <style:style style:name="T92" style:family="text">
      <style:text-properties officeooo:rsid="0093c7d6"/>
    </style:style>
    <style:style style:name="T93" style:family="text">
      <style:text-properties officeooo:rsid="00974ded"/>
    </style:style>
    <style:style style:name="T94" style:family="text">
      <style:text-properties officeooo:rsid="009971c2"/>
    </style:style>
    <style:style style:name="T95" style:family="text">
      <style:text-properties officeooo:rsid="009ea864"/>
    </style:style>
    <style:style style:name="T96" style:family="text">
      <style:text-properties officeooo:rsid="009f78e7"/>
    </style:style>
    <style:style style:name="T97" style:family="text">
      <style:text-properties officeooo:rsid="00a4167a"/>
    </style:style>
    <style:style style:name="T98" style:family="text">
      <style:text-properties officeooo:rsid="00a59ce2"/>
    </style:style>
    <style:style style:name="T99" style:family="text">
      <style:text-properties officeooo:rsid="00a7a948"/>
    </style:style>
    <style:style style:name="T100" style:family="text">
      <style:text-properties officeooo:rsid="00a91cbe"/>
    </style:style>
    <style:style style:name="T101" style:family="text">
      <style:text-properties officeooo:rsid="00a980a2"/>
    </style:style>
    <style:style style:name="T102" style:family="text">
      <style:text-properties officeooo:rsid="00a9d135"/>
    </style:style>
    <style:style style:name="T103" style:family="text">
      <style:text-properties officeooo:rsid="00b2ddb3"/>
    </style:style>
    <style:style style:name="T104" style:family="text">
      <style:text-properties officeooo:rsid="00b4aac2"/>
    </style:style>
    <style:style style:name="T105" style:family="text">
      <style:text-properties officeooo:rsid="00b5d892"/>
    </style:style>
    <style:style style:name="T106" style:family="text">
      <style:text-properties officeooo:rsid="00b7216a"/>
    </style:style>
    <style:style style:name="T107" style:family="text">
      <style:text-properties officeooo:rsid="00b7f15d"/>
    </style:style>
    <style:style style:name="T108" style:family="text">
      <style:text-properties officeooo:rsid="00b80e11"/>
    </style:style>
    <style:style style:name="T109" style:family="text">
      <style:text-properties officeooo:rsid="00b82dd1"/>
    </style:style>
    <style:style style:name="T110" style:family="text">
      <style:text-properties officeooo:rsid="00b901e8"/>
    </style:style>
    <style:style style:name="T111" style:family="text">
      <style:text-properties officeooo:rsid="00c2e90c"/>
    </style:style>
    <style:style style:name="T112" style:family="text">
      <style:text-properties officeooo:rsid="00c67cc3"/>
    </style:style>
    <style:style style:name="T113" style:family="text">
      <style:text-properties officeooo:rsid="00c7e0b6"/>
    </style:style>
    <style:style style:name="T114" style:family="text">
      <style:text-properties officeooo:rsid="00d0c133"/>
    </style:style>
    <style:style style:name="T115" style:family="text">
      <style:text-properties officeooo:rsid="00d3f3f5"/>
    </style:style>
    <style:style style:name="T116" style:family="text">
      <style:text-properties officeooo:rsid="00d535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dware</text:p>
      <text:p text:style-name="Standard">-------</text:p>
      <text:p text:style-name="Standard">3 types of computer parts</text:p>
      <text:p text:style-name="Standard"><text:tab/>1.input devices</text:p>
      <text:p text:style-name="Standard"><text:tab/>2.output devices</text:p>
      <text:p text:style-name="Standard"><text:tab/>3.cpu</text:p>
      <text:p text:style-name="P18">========================================================================</text:p>
      <text:p text:style-name="P1">input devices</text:p>
      <text:p text:style-name="Standard">-------------</text:p>
      <text:p text:style-name="Standard"><text:tab/>keyboard, <text:span text:style-name="T43">mouse,</text:span><text:span text:style-name="T44">joysticke,</text:span><text:span text:style-name="T45">light pen,</text:span><text:span text:style-name="T46">Track ball same as mouse,</text:span><text:span text:style-name="T47">scanner</text:span>,webcamera, <text:span text:style-name="T48">microphone,</text:span><text:span text:style-name="T49">Digitizer monitor la connect pannitu eluthana elut</text:span><text:span text:style-name="T50">hum</text:span>. nama kudukara thagavala computer purinthukolum mozhil <text:s/>mathi kudukara device ellam iinput devices</text:p>
      <text:p text:style-name="Standard"><text:tab/></text:p>
      <text:p text:style-name="P1">output devices</text:p>
      <text:p text:style-name="Standard">-------------<text:tab/></text:p>
      <text:p text:style-name="Standard"><text:tab/>computer kudukara thagavala nama purinjikara mari kuduka kudiya device la output devices. monitor, speakers, printer,<text:span text:style-name="T51">Headphone,Projector</text:span>.</text:p>
      <text:p text:style-name="Standard">cpu</text:p>
      <text:p text:style-name="Standard">----</text:p>
      <text:p text:style-name="Standard"><text:tab/>computer run paana thevayana all parts ithula tha irruku</text:p>
      <text:p text:style-name="P24"><text:tab/><text:span text:style-name="T21">========================================================================</text:span></text:p>
      <text:p text:style-name="P1">cpu parts</text:p>
      <text:p text:style-name="Standard">---------</text:p>
      <text:p text:style-name="Standard"><text:tab/>case or cabin -&gt; cpu inside la irrukura all parts ha pathukapa vaipatharku payn padutha kudiyathu.</text:p>
      <text:p text:style-name="Standard"><text:tab/>smps -&gt; switch mode power supply cpu la irrukura all parts ku power supply ithula irrunthu tha poguthu.</text:p>
      <text:p text:style-name="Standard"><text:tab/>mother board or main board -&gt;computer la irrukura all parts ha connect pandra place tha mother board.</text:p>
      <text:p text:style-name="Standard"><text:tab/>processor or cpu -&gt; execute the instruction.</text:p>
      <text:p text:style-name="Standard"><text:tab/>system fan or cpu fan -&gt; processor la irrunthu varakudiya heat ha down pandrathukaga use panna kudiyathu.</text:p>
      <text:p text:style-name="Standard"><text:tab/>Ram -&gt; Random access memory . it is a temporary memory.input or output before execute the processor store the ram and then execute.</text:p>
      <text:p text:style-name="Standard"><text:tab/>Hard disc -&gt; permenent memory. computer la irrukura information store panna use pannakudiyathu.songs, photos, os, software.</text:p>
      <text:p text:style-name="Standard"><text:tab/>dvd drive -&gt;cd,dvd ithula irrukura information ha system la show panni pakavum system la irrukura information ha ithula store panni use pannikalam.</text:p>
      <text:p text:style-name="Standard"><text:tab/>the above all parts is consider the cpu.</text:p>
      <text:p text:style-name="P17">========================================================================</text:p>
      <text:p text:style-name="Standard"><text:span text:style-name="T1">smps</text:span> </text:p>
      <text:p text:style-name="Standard">-----</text:p>
      <text:p text:style-name="Standard">switch mode power supply -&gt; ithutha computer run panna thevayana power ithh tha kudukuthu. nama 123v input ha kudukura Ac current ha <text:s/>12v,5v,3.3v Dc current ha mathi mother board,hard disk, dvd ku kudukuthu.smps back side la 3 pin irrukurm ithu vazhiyatha 230v current ha pass panuvom. smps different wire connect agiiruukum. <text:span text:style-name="T1">yellow</text:span> color wire la 12v Dc current supply agum.<text:span text:style-name="T1">Red</text:span> color la 5V DC current supply. <text:span text:style-name="T14">Orange </text:span>3.3V Dc current supply .<text:span text:style-name="T1">black</text:span> color wire ellam grown supply. <text:span text:style-name="T3">Blue</text:span><text:span text:style-name="T15"> la -12v</text:span></text:p>
      <text:p text:style-name="Standard"><text:soft-page-break/><text:tab/>differnet type of Dc current yean use pandram na motherboard , dvd , hard disk ithuku current differnt need so used differnet.</text:p>
      <text:p text:style-name="Standard"><text:tab/>24 pin connector and 4 pin connector motherboard ku power supplu kuduka use pandrame. it is also knows as ATs power ports.</text:p>
      <text:p text:style-name="Standard"><text:tab/>sata power port itha hard disk and dvd ku power supply paana use.Ide power port itha old dvd and hard disk ku power supply panna use.</text:p>
      <text:p text:style-name="Standard"><text:tab/>clean-&gt;reduce current -&gt; check current only 3 steps.</text:p>
      <text:p text:style-name="Standard"><text:span text:style-name="T2">Internal work of smps</text:span><text:tab/></text:p>
      <text:p text:style-name="Standard"><text:tab/>clean</text:p>
      <text:p text:style-name="Standard"><text:tab/>------</text:p>
      <text:p text:style-name="Standard"><text:tab/>I/P fuse (I/p Ac) -&gt; AC EMI filter -&gt; <text:s/>pure(240V)-&gt; AC to DC(FWR(Bridege Rectifier)) -&gt; Impure(240) DC PWM filter <text:s text:c="2"/></text:p>
      <text:p text:style-name="Standard"><text:tab/></text:p>
      <text:p text:style-name="Standard"><text:tab/>reduce current</text:p>
      <text:p text:style-name="Standard"><text:tab/>--------------</text:p>
      <text:p text:style-name="Standard"><text:tab/>pure Dc(240v) -&gt; Dc-Ac(switching transfer) -&gt; AC(240V) -&gt; Step Down power Transformer -&gt; +-12 to +-5(240v) AC-Dc o/p rectifier.</text:p>
      <text:p text:style-name="Standard"><text:tab/></text:p>
      <text:p text:style-name="Standard"><text:tab/>check current</text:p>
      <text:p text:style-name="Standard"><text:tab/>-----------</text:p>
      <text:p text:style-name="Standard"><text:tab/>Regulated o/p filter -&gt; PWM(pulse with modulator) controller Ic (assistant auxilary powersupply and protection circuit)</text:p>
      <text:p text:style-name="Standard"><text:tab/>1.fuse -&gt; current high vantha fuse poitu smps ha pathukakum.</text:p>
      <text:p text:style-name="Standard"><text:tab/>2.AC Emi filter-&gt;Electro magnetic interface AC la irrukura unnecessary raditions ha filter panuthu.</text:p>
      <text:p text:style-name="Standard"><text:tab/>3.AC to DC convert current.</text:p>
      <text:p text:style-name="Standard"><text:tab/>4.DC current unnecessary radition filter.</text:p>
      <text:p text:style-name="Standard"><text:tab/>5.Dc to Ac convert panni current reduce panuvom.</text:p>
      <text:p text:style-name="Standard"><text:tab/>6.Step Down powerTransformer -&gt; current reduce pannum.</text:p>
      <text:p text:style-name="Standard"><text:tab/>7.Ac to Dc ya current reduce pannitanga.</text:p>
      <text:p text:style-name="Standard"><text:tab/>8.checking process PWM correcta na current vanthu irruka nu. vltage check. voltage correct ha illana again reduce current first step ku pitum(switching transfer). correcta irruntha currenta motherboard ku poidum.</text:p>
      <text:p text:style-name="Standard"><text:tab/>9.auxilary power supply current varum pothu konj<text:span text:style-name="T13">a</text:span>m konjama eduthu PWM vela seiya help pannum and protection circuit high volate vantha PWM ha destroy panidum b'z mother board problem agidum so athanala.</text:p>
      <text:p text:style-name="Standard"/>
      <text:p text:style-name="P12">Different wires irrukum ithu la multimeter vachi current correct ha pogutha illaya nu check panuvanga.</text:p>
      <text:p text:style-name="P16">========================================================================</text:p>
      <text:p text:style-name="P16"/>
      <text:p text:style-name="P11">cpu</text:p>
      <text:p text:style-name="Standard">---</text:p>
      <text:p text:style-name="Standard"><text:tab/>it is a brain of computer.cpu ellam micro processor vagaiye sernthathu. </text:p>
      <text:p text:style-name="Standard"><text:tab/>1st generation computer la vacum tube kulla electronic conductor use panni fix pannanga itha run panna high current, manpower need, heat, blast some time. </text:p>
      <text:p text:style-name="Standard"><text:tab/>2nd generation computer la vacumtube ku pathila transister processor use pannanaga.</text:p>
      <text:p text:style-name="Standard"><text:tab/> 3rd generation cpu la IC endra integrated circuteTechnology. previous 2 generation compare pannum pothu ithu low currnt , high speed, small size havum irrunthuchi. </text:p>
      <text:p text:style-name="Standard"><text:soft-page-break/><text:tab/> 4th generation cpu a microprocessor technology use panni irrukanga.intel and</text:p>
      <text:p text:style-name="Standard"><text:tab/> <text:s/>AMd processor manufacture pandrathula leading la irrukanga.</text:p>
      <text:p text:style-name="Standard"><text:tab/> old micro processor la intel la, pentinum 4 and 3, AMd sempron ithoda back side la pin type la conductor kuduthu irrunthanga itha mother board la irrukura processor slot vazhiya use pannavom. ipoo intha mari ya na processor kidaipathu illai why b'z cpu connector pins very sensitive so may be chance to easily damage so this type of processor stop pannitu back side la conductor dots irrukura processor manufacture paana start pannitanga. intel processor mela cover panni irrupathuku ulla china chinna micro processor irrukum. why cover panni irrukanga na oil, dust ithula ulla poga kudathunu. back side la irrukura dots ithu ellame gold platted cotin connectors ithu vazhiyatha processor kula irrukum micro chips motherboard kuda connect panni vela seiyum. process back side centel irrupathu power supply, important calculation pannum. 14 nano meter size la irruku processor ha compress pani irrukanga.</text:p>
      <text:p text:style-name="P22"><text:tab/> <text:span text:style-name="T21">========================================================================</text:span></text:p>
      <text:p text:style-name="P23">­</text:p>
      <text:p text:style-name="P1">motherboard</text:p>
      <text:p text:style-name="Standard">-----------</text:p>
      <text:p text:style-name="Standard"><text:tab/>computer la irruka all parts connect panni work panna vaipathu tha ithoda vella. mother boad la irrukura parts </text:p>
      <text:p text:style-name="Standard"><text:tab/><text:span text:style-name="T1">24 pin</text:span> : power connector processor, ram, pcs slot , pcs xpress slot,graphics card slot, usb port , bgb port and so on power supply kudukum. and 4 pin: power connector transiter, capaciter, micr<text:span text:style-name="T115">o</text:span>chips ithukula power supply kudukum.</text:p>
      <text:p text:style-name="Standard"><text:tab/><text:span text:style-name="T11">Transister</text:span><text:span text:style-name="T114"> current oda voltage control pannum different type of conductor irruku.</text:span></text:p>
      <text:p text:style-name="Standard"><text:tab/><text:span text:style-name="T1">Bios chip</text:span>: computer ku power supply kidacha udane first function avathu ithu tha. intha bios chip tha computer on panumbothu entha entha device vazhiya <text:s/>boot aganum apdingara settings intha bios chip la tha irrukum. itha bios setting vachitha computer entha drive vazhiya boot aganum apdingara mother board ku solum.</text:p>
      <text:p text:style-name="Standard"><text:tab/><text:span text:style-name="T1">semose battery</text:span>: computer shutdown pannumpothu bios la irrukura settings ha save panni vachikittu again boot panumbothu anth setting marama computer boot panna help panuthu. melum date and time marama irruka ithu tha help panuthu. computer boot panumbothu ehtavathu error vantha atharku semose battery problem nu artham.</text:p>
      <text:p text:style-name="Standard"><text:tab/><text:span text:style-name="T1">processor slot</text:span> -&gt; ithku mela board pottu cover panni irrupanga yeana processor ulla irrukura chip la romba sensitive so atha pathukatha itha use panni cover panni irrukanga. next slot suthi 4 whole irrukum athu processor la irrunthu vara heat ha reduce panna fan fix panumvom antha whole la.</text:p>
      <text:p text:style-name="Standard"><text:tab/><text:span text:style-name="T1">Ram slot </text:span>-&gt; ithu la primary memory ya ram chip ha fix panuvome 2 slot irruku.</text:p>
      <text:p text:style-name="Standard"><text:tab/><text:span text:style-name="T1">pci card slot</text:span> or adan card slot ithu vazhiya sound card, bgi card, usb card network card ithu pondratha use panuvom.</text:p>
      <text:p text:style-name="Standard"><text:tab/><text:span text:style-name="T1">pci express slot</text:span> :ithu pci oda next version tha ithu pci la enna use pandramo atha ellam ingayum use panikalm.</text:p>
      <text:p text:style-name="Standard"><text:tab/><text:span text:style-name="T1">Graphics card slot</text:span>: intha slot vazhiyatha the external graphics card ha mother board kuda connect panni use panumvom.</text:p>
      <text:p text:style-name="Standard"><text:tab/><text:span text:style-name="T1">Rear pannel view</text:span> or input output pass pandra area: Ps2 port: ithu vazhiya mice, keyboard <text:s/>connect panni use pannikalm <text:span text:style-name="T26">ipo usb la use pandrome</text:span>.</text:p>
      <text:p text:style-name="Standard"><text:tab/><text:span text:style-name="T1">usb port:</text:span> 6 usb 2.0 port irruku.</text:p>
      <text:p text:style-name="Standard"><text:tab/><text:span text:style-name="T1">3monitor output port</text:span>: vg<text:span text:style-name="T24">a</text:span>, Dvi, <text:span text:style-name="T25">printer,scanner use pannanga ippo usb la use pandranga</text:span>, HDMi port ithu tha regulara use pannitu irrukom.</text:p>
      <text:p text:style-name="Standard"><text:tab/><text:span text:style-name="T1">vg</text:span><text:span text:style-name="T12">a</text:span> oda next version tha Dvi port: digital video interface port. ithu most ha use pandrathu illa oru sila mother board la mattum tha kudukuranga.</text:p>
      <text:p text:style-name="Standard"><text:tab/><text:span text:style-name="T1">Hdmi port:</text:span> -&gt; latest tv and monitor ku intha port kuduthutu irrukanga.<text:span text:style-name="T116">accurate data transfer.</text:span></text:p>
      <text:p text:style-name="Standard"><text:soft-page-break/><text:tab/><text:span text:style-name="T1">3 type of computer audio pin</text:span>: center la irrukura green port output system la irrunthu eduka use panuvom, headphone ,speaker connect .</text:p>
      <text:p text:style-name="Standard"><text:tab/>red color port: mike device connect panni use pannikalam.</text:p>
      <text:p text:style-name="Standard"><text:tab/>blue port: computer la audio input ha kuda ka use panikalam.</text:p>
      <text:p text:style-name="P21"><text:tab/><text:span text:style-name="T21">========================================================================</text:span></text:p>
      <text:p text:style-name="Standard"><text:tab/></text:p>
      <text:p text:style-name="Standard"><text:span text:style-name="T1">Ram</text:span> -&gt; volatie memory once shutdown. erase agidum all data.</text:p>
      <text:p text:style-name="Standard">-----</text:p>
      <text:p text:style-name="Standard"><text:tab/><text:span text:style-name="T16">2type of ram (static and dynamic ram)</text:span></text:p>
      <text:p text:style-name="Standard"/>
      <text:p text:style-name="Standard"><text:tab/>Random access memory-&gt;ram is a tempory storge device. Hard disk , pendrive, sd card la namaku thevayana datasa save panni vachikitu aprama theva padura apo use pannuvom. but ram la irrukura datas computer shutdown panathum errase agidum.computer and mobile both layum same function the ram oda work.computer speed ha performe panna vaika use panna kudiyathy ithu. computer la nama install panna kudiya ellame hard disk la tha store agum. antha application run pannumbothu first ram ku anth application store agum, <text:s/>copy anathum ram la irrunthu processor ku datas ha send pannum. processor ku ethavathu data venum na first ram tha check panum. ram la illana ram first hard disk la irrunthu atha copy panathum next processor atha eduthu use pannikum . why intha marri irrukuna read and write ram la fast ha irrukum but pendrive and hard disk read and write is slow . so <text:s/>may be performance reduce so processor and harddisk b/w ram irruku. ram base pannitha speed irrukum 1gb , 2gb ,3gb 4 to 5 application open pandrana athoda storage capacity first ram la store agum apo ram oda spce ha poruthu tha backround la application run pananum.</text:p>
      <text:p text:style-name="P20"><text:tab/><text:span text:style-name="T21">========================================================================</text:span></text:p>
      <text:p text:style-name="P20"/>
      <text:p text:style-name="Standard"><text:span text:style-name="T4">dyanmic </text:span><text:span text:style-name="T1">Ram </text:span><text:span text:style-name="T4">types</text:span>:</text:p>
      <text:p text:style-name="Standard">-------------</text:p>
      <text:p text:style-name="Standard"><text:tab/>SDR -&gt; single data Rate , 1 signal per clock cycle<text:tab/></text:p>
      <text:p text:style-name="Standard"><text:tab/>DDR -&gt; double data Rate , 2 signals per clock cyce</text:p>
      <text:p text:style-name="Standard"><text:tab/><text:tab/>DDR 4 types <text:span text:style-name="T1">ddr1</text:span> : -&gt; ithu 200-400 mhz layum and 1.6 to 4.8 GB per sec data transfer panakudiyathu intha ram 2.5V power consuption panichi, <text:span text:style-name="T1">ddr2</text:span> : -&gt; 400 to 800 mhz layum and 3.2 to 9.6GB per sec data transfer panakudiyathu intha ram 1.8v power use panikum , <text:span text:style-name="T1">ddr3</text:span> : -&gt; 800 to 1600 mhz layum and 6.4 to 19.2GB per sec data transfer intha ram 1.35V power is enough, <text:span text:style-name="T1">ddr4</text:span> :-&gt; 1600 to 3200 mhz layum and 12.8 to 38.4Gb per sec data transfer intha ram 1.2V power consuption take. </text:p>
      <text:p text:style-name="Standard"><text:tab/><text:tab/>system kana ram choose panita next version change panna mudiyathu alternatively same version upgrade only use panikalam.</text:p>
      <text:p text:style-name="Standard"><text:tab/>LP DDR(vengeance brand) - low power Double data rate -&gt; intha vagi ya na ram laptop la use pandranga b'z batter power kamiya eduthukom.</text:p>
      <text:p text:style-name="Standard"><text:tab/>QDR -&gt; quad data rate <text:s/>, 4 signals per clock cyce</text:p>
      <text:p text:style-name="P13">Ram and Romdiffrent </text:p>
      <text:p text:style-name="P15">========================================================================</text:p>
      <text:p text:style-name="P15"/>
      <text:p text:style-name="Standard"><text:span text:style-name="T1">Hard disk </text:span>-non volatie momory</text:p>
      <text:p text:style-name="Standard">---------</text:p>
      <text:p text:style-name="Standard"><text:tab/>hard disk ithu computer oda secondary memory. HDD + power off = no data loss. 2 types of hard disk one is internal another one is external. internal basically cpu inside use. external throw wire la conect panni use panipom usb mari.</text:p>
      <text:p text:style-name="Standard"><text:soft-page-break/><text:tab/>2 types of internal HDD : IDE HDD ithula 40 pin data cable connector and 4 pin power cable connector irrukum. upto 500 GB data store panikalam. SATA HDD -&gt; <text:s text:c="2"/>pin less and power cable ithu tha most ha use pandram. 250GB to 8TB data store panikalam. </text:p>
      <text:p text:style-name="Standard"><text:tab/>Hard disk la whole irrukum ithu heat ha reduce pandrathu ku breather whole kuduthu irrupanga.</text:p>
      <text:p text:style-name="Standard"><text:tab/>Hard disk open pana cd mari oru plater one irrukum ithu 4 type of layer la irrukum one is base aluminum, next chromium, next magnetic layer ithu la tha data store agi iruukum, and carborn overcoat layer.nano meter size la tha irrukum.</text:p>
      <text:p text:style-name="Standard"><text:tab/>plater center la irupathu spindle motor. platters ha motor kuda connect panni rotate pannum spindle motor.5400rpm to 7200rpm vari rotate agum.server Hard disk drive motor 15000rpm vari kuda rotate agum.</text:p>
      <text:p text:style-name="Standard"><text:tab/>Data va plate la irrunthu read and write panna intha head tha help pannum. read magneticiation principle la work agum and ithu magnetic layerl la 0's and 1's tha store agum basically 1's write panum pothu antha head magnetic force kudukum and 0's write pannumpothu magnetic force disconnect panidum.</text:p>
      <text:p text:style-name="Standard"><text:tab/>platters spin agum bothu read and write panna head ha horizontal ha platters mela move panna tha actuator arm use paniirrupanga. actuator and arm b/w la voiceCoil irrukum inth coila voltage pass agum pothu magnetic force create agi athu actuator la irruka kudiya magnet oda opposite side la move panum actuator arm ha. inth actuator arm la <text:span text:style-name="T18">romba</text:span> <text:span text:style-name="T17">powerfull</text:span> hana neudimum magnetic(kantham) use pandranga ithu seiyarkai.</text:p>
      <text:p text:style-name="Standard"><text:tab/>Hard disk back side la logic whole irrukum ithu vazhi ya tha head , spindle mottor, Voicecoil ku power supply kidaikum. namaloda data va logic bool tha decimal value va convert pannum anth decimal value va binary value va read and write head platter la save agum. again hard disk la irrunthu read panum pothu platter oda head binary read pani kudukum logic bool decimal ha convert panni ram ku send pannum ram la irrunthu processor read panikum.</text:p>
      <text:p text:style-name="Standard"><text:tab/> <text:s/><text:span text:style-name="T19">SSD</text:span><text:span text:style-name="T22">(solid state drive</text:span><text:span text:style-name="T23">)→ </text:span><text:span text:style-name="T19"><text:s/>hard disk write and read speed b’z it is used chip instead of magnetic cd. </text:span><text:span text:style-name="T20">Ithu latest one.</text:span></text:p>
      <text:p text:style-name="P14">========================================================================</text:p>
      <text:p text:style-name="P14"/>
      <text:p text:style-name="Standard"><text:span text:style-name="T1">BIOS</text:span> -&gt; Basic Input Output system</text:p>
      <text:p text:style-name="Standard"><text:tab/>hardware work anatha computer la irrukura os and softwar ha use panna mudiyum . inth hardware ha proper ha work panna vaika use panna kudiyathutha intha BIOS.mother board la connect agi irrukum hardwares proper ha work panaa vaikavum proper boot order la devices ha load panavum computerku seperate theva padura software intha bios. computer motherboard la irruka kudiya inth bios chip tha bios software store agi irrukum. bios settings COMS battery la save agum. </text:p>
      <text:p text:style-name="Standard"><text:tab/>intha bios chip EPROM type. -&gt; Erasable programmable Read-Only Memory. intha bios la computer manufacture pandravanga tha BIOS pre installed program load pani vachi irrupanaga. <text:s/></text:p>
      <text:p text:style-name="Standard"><text:tab/>2type of BIOS -&gt; legacy BIOS and UEFI bios.</text:p>
      <text:p text:style-name="Standard"><text:tab/>Legacy bios -&gt; old version bio. program</text:p>
      <text:p text:style-name="Standard"><text:tab/>UEFI BIOS(unified Extensible Firmware interface) -&gt;this is new version of bios. visual user interface and advance options irrukum.</text:p>
      <text:p text:style-name="Standard"><text:tab/>computer la BIOS oda main work:-&gt; power putton click panathum bios computer la ella hardwarsum sariya connect agi irruka check panum and proper ha work agutha check panum ,itha(POST -&gt; Power On Self Test) nu soluvanga. Bios oda intha test complete anathum bios cip la irrunthu processor ku result send panum.Test result pass or success vanthathuku apram atha hard disk la irruka operating system ha load pannum. suppose bios fail ana screena error message show agum. <text:s/>for example no keyboard dedect. CMOS battery proper ha work agalanalum error show agum and also ram proper ha connect agala illa problem na beeb sound kekum.</text:p>
      <text:p text:style-name="Standard"><text:tab/>BIOS setting mulam computer oda ella hardwarsiyum controll panalam. date and time change pannalam.usb ports, audio ports, ethernet ports ha disable or enable pannalam. computer la 2 Hard disk <text:soft-page-break/>irruntha ethula irrunthu os boot aganum set panalam. computer la Os install panumpothu DVd or Usb ya first boot ha load panalam. bios ku password set panalam.</text:p>
      <text:p text:style-name="P19"><text:tab/><text:span text:style-name="T21">========================================================================</text:span></text:p>
      <text:p text:style-name="Standard"><text:tab/></text:p>
      <text:p text:style-name="Standard">1946 to 1950 first generation computer. mischine language need like 01</text:p>
      <text:p text:style-name="Standard">1959 to 1960 second generation computer. operating system use panni run pananga. mischine level and assembly level lanuage la run agichi.</text:p>
      <text:p text:style-name="Standard">1965 to 1971 third generationn coputer. hardware-&gt; machine language-&gt;assembly language-&gt; high-level language(java,python vathathu)</text:p>
      <text:p text:style-name="Standard">1971 to now latest computer fourth generation:data transfer and microprocess is used to high speed data process.</text:p>
      <text:p text:style-name="Standard">fifth generation computer : <text:s/>touch screen and visual reality la irrukum. datas ha download panna camera and IPac screen la place pannathum download agidum.Artificial intelligent.</text:p>
      <text:p text:style-name="Standard"/>
      <text:p text:style-name="P1">Software 3 types</text:p>
      <text:p text:style-name="Standard">----------------</text:p>
      <text:p text:style-name="Standard"><text:tab/>system software(OS)</text:p>
      <text:p text:style-name="Standard"><text:tab/>application software(apps)</text:p>
      <text:p text:style-name="Standard"><text:tab/>firmware (read only mode)</text:p>
      <text:p text:style-name="Standard"><text:tab/> </text:p>
      <text:p text:style-name="P59">========================================================================</text:p>
      <text:p text:style-name="Standard"/>
      <text:p text:style-name="P2">Cable connectors</text:p>
      <text:p text:style-name="P25">-----------------------</text:p>
      <text:p text:style-name="P25"><text:tab/><text:span text:style-name="T27">ATX power cable </text:span><text:span text:style-name="T28">24 pin and 4 pin</text:span><text:span text:style-name="T34">(IDE cable nu kuda solalam) </text:span><text:span text:style-name="T28">ku use panna kudiyathu </text:span><text:span text:style-name="T29">motherboard la. </text:span><text:span text:style-name="T32">Power cable la irrunthu varum</text:span></text:p>
      <text:p text:style-name="P25"><text:tab/><text:span text:style-name="T30">Sata </text:span><text:span text:style-name="T31">power</text:span><text:span text:style-name="T30"> cable ATX pathila vanthu irruku. <text:s/></text:span><text:span text:style-name="T32">Power cable la irrunthu varum.</text:span></text:p>
      <text:p text:style-name="P25"><text:tab/><text:span text:style-name="T33">Sata data cable ithu thaniya irrukum.</text:span></text:p>
      <text:p text:style-name="P25"><text:tab/><text:span text:style-name="T34">IDE data cable </text:span><text:span text:style-name="T35">this is very rare.</text:span></text:p>
      <text:p text:style-name="P25"><text:tab/><text:span text:style-name="T36">VGA cable .</text:span><text:span text:style-name="T37">thaniya irrukum one end monitor and another one is VGA port la.</text:span></text:p>
      <text:p text:style-name="P25"><text:tab/><text:span text:style-name="T38">USB cable.</text:span></text:p>
      <text:p text:style-name="P25"><text:tab/><text:span text:style-name="T40">LAN</text:span><text:span text:style-name="T39"> cable system to systemm communicate for data transfer or wifi la irrunthu data venum na Ethernet (LAN) intha cable mulam panalam.</text:span></text:p>
      <text:p text:style-name="P25"><text:tab/><text:span text:style-name="T41">PS2 cable ithu romba rare tv ku pinadi irrukum la athu ithu.</text:span></text:p>
      <text:p text:style-name="P25"><text:tab/><text:span text:style-name="T42">HDMI cable ithu latest ha ithu tha varalam.</text:span></text:p>
      <text:p text:style-name="P25"/>
      <text:p text:style-name="P3">OS install</text:p>
      <text:p text:style-name="P26">------------</text:p>
      <text:p text:style-name="P26">OS install panna perndrive bootable panna . <text:span text:style-name="T52">Windows command </text:span></text:p>
      <text:p text:style-name="P27"><text:tab/>1.DISKPART</text:p>
      <text:p text:style-name="P27"><text:tab/>2.SELECT DISK 1 </text:p>
      <text:p text:style-name="P27"><text:tab/>3.CLEAN → before check important files is there or not.</text:p>
      <text:p text:style-name="P27"><text:tab/>4.CREATE PARTITION PRIMARY<text:span text:style-name="T53">\</text:span></text:p>
      <text:p text:style-name="P27"><text:tab/><text:span text:style-name="T53">5.FORMAT FS=NTFS QUICK</text:span></text:p>
      <text:p text:style-name="P27"><text:tab/><text:span text:style-name="T53">6.ACTIVE</text:span></text:p>
      <text:p text:style-name="P27"><text:tab/>//<text:span text:style-name="T53">finish</text:span></text:p>
      <text:p text:style-name="P28">os install start</text:p>
      <text:p text:style-name="P28">1. bios setting poitu pindrive select panannum.</text:p>
      <text:p text:style-name="P29"><text:soft-page-break/>2.next padichi apdiye time ellathayium set pannanum.</text:p>
      <text:p text:style-name="P30">3.custom install window click </text:p>
      <text:p text:style-name="P30">4.new apply okay kuduthu partion pirichitu.suppose size increase pannanumna increase panikalam MB la kuduthu.</text:p>
      <text:p text:style-name="P30">5.inga 5 steps install panum automatica</text:p>
      <text:p text:style-name="P30"><text:tab/>1.copying windows file meaning os install panna 2 file need INSTALL.WIM and BOOT.WIM current drive ku temporary file create pannivanthudum. </text:p>
      <text:p text:style-name="P30"><text:tab/>2.getting files read for installation intha idathile user/programfiles/ intha pathla thevayana files copy agum.</text:p>
      <text:p text:style-name="P30"><text:tab/>3.Installing feauture apo windows registry install agum ithu oru oru program yappadi run pannaum solitu program irrukum .</text:p>
      <text:p text:style-name="P30"><text:tab/>4.Installing updated still windows all updates file copy agum 8,9,10..</text:p>
      <text:p text:style-name="P30"><text:tab/>5.finishing up ithula restart agum.</text:p>
      <text:p text:style-name="P31">6.next option customize or express setting <text:span text:style-name="T54">(predefiend setting) </text:span>ithula click panni .</text:p>
      <text:p text:style-name="P37">======================================================================</text:p>
      <text:p text:style-name="P60">Bytes</text:p>
      <text:p text:style-name="P41">1 Bit = Binary digit 0 or 1</text:p>
      <text:p text:style-name="P40">8 Bits = 1 Byte</text:p>
      <text:p text:style-name="P40">1024 Byte = 1 Kilo Byte</text:p>
      <text:p text:style-name="P40">1024 Kilo Byte = 1 Mega Byte</text:p>
      <text:p text:style-name="P40">1024 Mega Byte = 1 Giga Byte</text:p>
      <text:p text:style-name="P40">1024 Giga Byte = 1Tera Byte</text:p>
      <text:p text:style-name="P40">1024 Tera Byte = 1 Peta Byte</text:p>
      <text:p text:style-name="P40">1024 Peta Byte = 1 Exa Byte</text:p>
      <text:p text:style-name="P40">1024 Exa Byte = 1 Zetta Byte</text:p>
      <text:p text:style-name="P40">1024 Zetta Byte = 1 Yotta Byte</text:p>
      <text:p text:style-name="P40">1024 Yotta Byte = 1 Bronto Byte</text:p>
      <text:p text:style-name="P40">1024 Bronto Byte = 1 Geop Byte</text:p>
      <text:p text:style-name="P36">======================================================================</text:p>
      <text:p text:style-name="P32"><text:span text:style-name="T1">CPL</text:span> commands →/system32/ dir <text:s/>*.cpl /b controll pannel commands</text:p>
      <text:p text:style-name="P32"><text:span text:style-name="T1">MSC</text:span> commands → /system32 / dir *.msc /b <text:span text:style-name="T58">Microsoft </text:span><text:span text:style-name="T59">Management </text:span><text:span text:style-name="T58">console</text:span></text:p>
      <text:p text:style-name="P36">======================================================================</text:p>
      <text:p text:style-name="P33">online windows practise website → https://cmdchallenge.com</text:p>
      <text:p text:style-name="Standard"/>
      <text:p text:style-name="P36">======================================================================</text:p>
      <text:p text:style-name="P34"><text:span text:style-name="T1">FAT32</text:span> <text:span text:style-name="T57">(File Allocation Table)</text:span></text:p>
      <text:p text:style-name="P34"><text:tab/>1.upto 4gb datas only store.</text:p>
      <text:p text:style-name="P35"><text:tab/><text:span text:style-name="T55">2.disk quota support pannathu (multiple userku ivlotha apdinu memory space alocate panna mudiyathu for each user)</text:span></text:p>
      <text:p text:style-name="P34"><text:tab/>3.compression doesn’t support</text:p>
      <text:p text:style-name="P34"><text:tab/>4.encrption doesn’t support</text:p>
      <text:p text:style-name="P34"><text:span text:style-name="T1">NTFS</text:span><text:span text:style-name="T57">(New Technology File system)</text:span></text:p>
      <text:p text:style-name="P34"><text:tab/><text:span text:style-name="T56">the above all its support.</text:span></text:p>
      <text:p text:style-name="P36">======================================================================</text:p>
      <text:p text:style-name="P42"><text:tab/><text:span text:style-name="T60">Encryption files → right click → properties → security → encryption → apply. <text:s/></text:span></text:p>
      <text:p text:style-name="P42"><text:tab/><text:span text:style-name="T61">Key generated in certificate so delete key then the file doesn’t open check the key use this </text:span></text:p>
      <text:p text:style-name="Standard"><text:tab/><text:span text:style-name="T61">win+r la certmgr.msc commands enter panna open agum athula 1</text:span><text:span text:style-name="T62">st</text:span><text:span text:style-name="T61"> <text:s/>option certificate inside key irrukum. </text:span><text:span text:style-name="T69">Work agutha illaya check panna delete panitu key check pannalam. </text:span><text:span text:style-name="T70">Befor export panikanum key.</text:span></text:p>
      <text:p text:style-name="P36"><text:soft-page-break/>======================================================================</text:p>
      <text:p text:style-name="P43"><text:span text:style-name="T1">BITLocker</text:span> windows drive ha protect panika use pana kudiya option ithu athavathu encryption panikalam . Controll pannel la above right side category click panni options small size mathitu next. Right last coum la first option bitLocker click panni entha drive select panni lock pottukalm password is important. </text:p>
      <text:p text:style-name="P43"/>
      <text:p text:style-name="P36">======================================================================</text:p>
      <text:p text:style-name="P44"><text:span text:style-name="T5">Compression</text:span><text:span text:style-name="T71"> apdina datas ha compress panni space kudukum avlotha.</text:span></text:p>
      <text:p text:style-name="P38">======================================================================</text:p>
      <text:p text:style-name="P38">======================================================================</text:p>
      <text:p text:style-name="P51"><text:span text:style-name="T1">Disk management </text:span>(Diskmgmt.msc) short cut</text:p>
      <text:p text:style-name="P51">2 type of Disk → <text:span text:style-name="T1">MBR</text:span> – Master Boot Record . <text:span text:style-name="T6">GPT</text:span><text:span text:style-name="T92"> → Global Partition.</text:span></text:p>
      <text:p text:style-name="P51"/>
      <text:p text:style-name="P52"><text:span text:style-name="T1">MBR </text:span><text:span text:style-name="T7">2 types : </text:span><text:span text:style-name="T80">Basic and Dynamic</text:span></text:p>
      <text:p text:style-name="P52"><text:span text:style-name="T80"/></text:p>
      <text:p text:style-name="P7"><text:tab/><text:span text:style-name="T76">Basic partition</text:span></text:p>
      <text:p text:style-name="P50"><text:tab/>------------------</text:p>
      <text:p text:style-name="P53">3 type of basic partion<text:span text:style-name="T93">(only one hard disk)</text:span></text:p>
      <text:p text:style-name="P53"/>
      <text:p text:style-name="P53"><text:tab/>Primary (min 1 to max 4 partion panikalam in single drive ha)</text:p>
      <text:p text:style-name="P53"><text:tab/>Extended (only one partion)</text:p>
      <text:p text:style-name="P53"><text:tab/>Logical (Based upon space <text:span text:style-name="T93">1,2 etc.. partion panikalam</text:span>)</text:p>
      <text:p text:style-name="P54">practicle</text:p>
      <text:p text:style-name="P54">----------</text:p>
      <text:p text:style-name="P54">disk management la ponathum hard disk one irruntha blue color la show agum space totally primary 4 partion pirichikalam. 5 th partion right click panni new partion kuduth space allocate panna enna agum na 4 th partion la ye extend agirum ithukula logical partion etha na vena create panikalam based upon space. <text:span text:style-name="T94">Only one time tha extend agum.</text:span></text:p>
      <text:p text:style-name="P55">MBR check panna disk mela right click → volumes → yo can see MBR .</text:p>
      <text:p text:style-name="P49"><text:tab/>Dynamic partition</text:p>
      <text:p text:style-name="P49"><text:tab/>----------------------</text:p>
      <text:p text:style-name="P46"><text:span text:style-name="T1">simple Partition</text:span> (Extend and shirnk) <text:s/><text:span text:style-name="T73">100gb allocate panni irruka one D drive na atha extend panikalam</text:span></text:p>
      <text:p text:style-name="P47">100 to 200 GB and shrink also pannikalam korachikalam 100Gb to 50Gb.</text:p>
      <text:p text:style-name="P45"><text:span text:style-name="T1">spanned</text:span> (min 2 and max 32 hard disk) <text:span text:style-name="T72">logical ha irrukum but graphical la kuda theriyathu 2 hard disk sernthu irrukunu same drive la memory only increase agi irrukum.</text:span></text:p>
      <text:p text:style-name="P48"><text:span text:style-name="T1">Stripped</text:span> (min 2 and maz 32 hard disk) <text:s/>imagine 2 hard disk irruku atha stripped panni irruntha 10 mb photo store pandra ithula na strippe agum athavathu udayum like ovovoru bits ha pirinchi store agum 2 hard disk (evlo irruko hard disk athuku yatha marri). <text:s/><text:span text:style-name="T74">Read and write fast ha irrukum ippadi panum pothu.</text:span></text:p>
      <text:p text:style-name="P4">Mirror <text:span text:style-name="T75">(</text:span><text:span text:style-name="T77">min 2 and max 32 hard disk) one disk la store avaratha apadiye back up eduthu vachikum.</text:span></text:p>
      <text:p text:style-name="P5"><text:span text:style-name="T75">R</text:span>aid 5 <text:span text:style-name="T76">(min 3 hard disk) stripped and Mirror both concept together to create this. </text:span><text:span text:style-name="T78">Data store pannum one disk la and back up panum next hard disk la meanwhile datas stripped panni store pannum three hard disk layum.</text:span></text:p>
      <text:p text:style-name="P6"><text:span text:style-name="T78">P</text:span><text:span text:style-name="T76">lus and minus → except raid 5 other above all backup not properly save eventhough mirror store backup means one source delete mirror data also delete. </text:span><text:span text:style-name="T79">But raid 5 mirror delete means source save .</text:span></text:p>
      <text:p text:style-name="P6"><text:span text:style-name="T79"/></text:p>
      <text:p text:style-name="P8"><text:span text:style-name="T79"/></text:p>
      <text:p text:style-name="P8"><text:span text:style-name="T79"/></text:p>
      <text:p text:style-name="P8"><text:soft-page-break/><text:span text:style-name="T91">P</text:span>racticle</text:p>
      <text:p text:style-name="P69">------------</text:p>
      <text:p text:style-name="P69"><text:s/><text:tab/>Hard disk extra add panathuku apram next online panannum hard disk ha . Next MBR change panitu convert pannanum dynamicha .</text:p>
      <text:p text:style-name="P69"><text:tab/>1.righ click Disk 1 → initialize disk → MBR → apply</text:p>
      <text:p text:style-name="P69"><text:tab/>2.right click Disk 1 → convert to dynamic Disk .</text:p>
      <text:p text:style-name="P69"><text:tab/>3. check panna right click → properties → volume la can see.</text:p>
      <text:p text:style-name="P70">Hard disk partition mela click panna all option show agum such as simple, stripped, spinned, mirror and raid</text:p>
      <text:p text:style-name="P38">======================================================================</text:p>
      <text:p text:style-name="P9">Windows account create types</text:p>
      <text:p text:style-name="P56"><text:tab/>1.control pannel la poitu → <text:span text:style-name="T96">user account → manage another account→ add a new user in pc setting → add someone else to this pc → username and password enter.</text:span></text:p>
      <text:p text:style-name="P56"><text:tab/>2.lusrmgr.msc <text:s/>ithula users kulla poitu right click panni new user and (user account ha administrator account ha change panikalam)</text:p>
      <text:p text:style-name="P56"><text:tab/><text:span text:style-name="T95">3.command line mulam </text:span></text:p>
      <text:p text:style-name="Standard"><text:tab/><text:tab/><text:span text:style-name="T97">1.net user harimani <text:s/>/add → lusrmgr.msc check panikalam</text:span></text:p>
      <text:p text:style-name="Standard"><text:tab/><text:tab/><text:span text:style-name="T97">2.net user harimani /delete</text:span></text:p>
      <text:p text:style-name="Standard"/>
      <text:p text:style-name="P38">======================================================================</text:p>
      <text:p text:style-name="P57"><text:span text:style-name="T65">NTFS security :</text:span><text:span text:style-name="T67"> </text:span><text:span text:style-name="T66">disk</text:span><text:span text:style-name="T68"> first NTFS ha irrukanum</text:span><text:span text:style-name="T76"> </text:span>userku apply pani pakkalam such as read , write the folder <text:span text:style-name="T98">and files</text:span>.</text:p>
      <text:p text:style-name="P57"><text:tab/><text:span text:style-name="T98">1.right clike the file or folder → propeties → security → add → user select→ restrict read and right.</text:span></text:p>
      <text:p text:style-name="P38">======================================================================</text:p>
      <text:p text:style-name="P10">Disk Qu<text:span text:style-name="T99">ota : </text:span><text:span text:style-name="T81">disk first NTFS ha irrukanum </text:span><text:span text:style-name="T82">b’z NTFS la tha Quota irrukum</text:span><text:span text:style-name="T81"> . Basically userku memory allocate pandram ivlo tha use pannanum solitu. </text:span></text:p>
      <text:p text:style-name="Standard"><text:span text:style-name="T100">1. drive right click → Quota click → enable Quota and disk then do not select(current user not limit) → Quota entries → new Quota entries → Advance → Find now → you can see user → </text:span><text:span text:style-name="T101">select one user → ok → limit disk usage set → ok→ </text:span><text:span text:style-name="T102">let as same another user → apply → ok.</text:span></text:p>
      <text:p text:style-name="P58">2. remove panna Quota → same quota kula limit set panna user double click → do not limit click → ok→ back la enable la irruka indicator kizha 2 option disable panitu apply and ok.</text:p>
      <text:p text:style-name="P58"/>
      <text:p text:style-name="P58"/>
      <text:p text:style-name="P39">======================================================================</text:p>
      <text:p text:style-name="P61">Sharing data <text:span text:style-name="T76">: </text:span><text:span text:style-name="T83">Normal share : once share pannathuku apram poitu network la irrukum folder or win + r la \\ip name enter and click panna pogum.</text:span></text:p>
      <text:p text:style-name="P62"><text:span text:style-name="T76">Administrator share: ithula entha folder share pannanumo atha right click → properties → share → name la $ symbol add panita share panna edathula theriyathu win + r la \\ip <text:s/>\2$ exact folder name enter panna show agum. Ithu hidden share nu kuda solalam.</text:span></text:p>
      <text:p text:style-name="P62"><text:span text:style-name="T76">→ share panna files and folder check panna win + r la fsmgmt.msc</text:span></text:p>
      <text:p text:style-name="Standard"/>
      <text:p text:style-name="P39">======================================================================</text:p>
      <text:p text:style-name="P71"><text:span text:style-name="T1">Device Manager</text:span> : <text:span text:style-name="T103">devmgmt.ms(open device manager) </text:span>input, output devices computer la connect agi irrupatha manage panikalam.</text:p>
      <text:p text:style-name="P72">Such as disbale that particular device and update etc...</text:p>
      <text:p text:style-name="P39">======================================================================</text:p>
      <text:p text:style-name="Standard"/>
      <text:p text:style-name="Standard"/>
      <text:p text:style-name="P76"><text:soft-page-break/><text:span text:style-name="T1">Assign</text:span><text:span text:style-name="T8">(IPV4)</text:span><text:span text:style-name="T1"> Ip address</text:span>: </text:p>
      <text:p text:style-name="P76"><text:tab/><text:span text:style-name="T105">3 way to Ip assigning: manual, Automatic assigning (DHCP), Automatic private ip Addressing(APIPA).</text:span></text:p>
      <text:p text:style-name="P77"><text:span text:style-name="T106"><text:tab/>1. manual (</text:span>ncpa.cpl<text:span text:style-name="T104">(open) control pannel/center etc../network connector / you can see etherntet computer view. </text:span><text:span text:style-name="T106">) right click → properties → </text:span><text:span text:style-name="T107">again properties click (select IPV4)→ set net ip , automatic subnet assigning, default gateway ip enter ethukuda connect panna poringalo athoda ip router, ethernet, wifi. DNS therinja podu. Illa na 4.4.4.4(etho onnu) then apply → ok.</text:span></text:p>
      <text:p text:style-name="P77"><text:tab/><text:span text:style-name="T108">2.</text:span><text:span text:style-name="T109">DHCP assigning ku right click ethernet → properties → enable obtain an address automatically → also obtain DNS.</text:span></text:p>
      <text:p text:style-name="P77"><text:tab/><text:span text:style-name="T109">3.</text:span><text:span text:style-name="T110">APIPA ithu computer automatica Ip assigning pannikum atha pakka right click → properties → select enable obtain an address automatically → above new option show Alternatively click → read.</text:span></text:p>
      <text:p text:style-name="P77"/>
      <text:p text:style-name="P75"/>
      <text:p text:style-name="P73">======================================================================</text:p>
      <text:p text:style-name="P63">Remote Desktop Connection: <text:span text:style-name="T76"><text:s/>computer name pakka this pc right click → properties la show agum.</text:span></text:p>
      <text:p text:style-name="P64"><text:span text:style-name="T76">Shortcut for RDConnectiono open panna (msdsc) .</text:span></text:p>
      <text:p text:style-name="P65"><text:span text:style-name="T76">Connect panna : </text:span></text:p>
      <text:p text:style-name="P78"><text:span text:style-name="T84">1. msdsc open → entha computer connect panna poramo athoda ip msdsc la show agum enter pannitu → ok click → warning show ana read → 1</text:span><text:span text:style-name="T64">st</text:span><text:span text:style-name="T84"> entha computer connect pandriyo athu remote desktop connection enable panni irrukanum athku antha computer la this pc right click → properties → above left corner la remote connection option click → enable remote connection option. </text:span><text:span text:style-name="T85">2</text:span><text:span text:style-name="T63">nd</text:span><text:span text:style-name="T85"> same network la both are connect la irrukanum LAN or WAN . 3</text:span><text:span text:style-name="T63">rd</text:span><text:span text:style-name="T85"> antha computer open la irruka check pannanum.</text:span></text:p>
      <text:p text:style-name="Standard"/>
      <text:p text:style-name="P73">======================================================================</text:p>
      <text:p text:style-name="P66">gpedit.msc: <text:span text:style-name="T86">group policy editor .</text:span></text:p>
      <text:p text:style-name="Standard"/>
      <text:p text:style-name="P73">======================================================================</text:p>
      <text:p text:style-name="P79"><text:span text:style-name="T1">windows registry</text:span> : it is a hirarical databse . It contain windows machine information, current user information, local machine configuration, under users details, current configuration .<text:span text:style-name="T111">short cut to open (</text:span>Regedit<text:span text:style-name="T111">) .</text:span></text:p>
      <text:p text:style-name="Standard"/>
      <text:p text:style-name="P73">======================================================================</text:p>
      <text:p text:style-name="P80"><text:span text:style-name="T9">windows hostname or computer name </text:span><text:span text:style-name="T112">change panna . This pc right click → properties → you can see hostname → click change settings → click change → enter new hostname → </text:span><text:span text:style-name="T113">apply → ok → restart.</text:span></text:p>
      <text:p text:style-name="P73">======================================================================</text:p>
      <text:p text:style-name="P81"><text:span text:style-name="T10">Task Bar : </text:span><text:span text:style-name="T88"><text:s/>right click panna neraya options irruku explore panu. </text:span><text:span text:style-name="T87">Shortforms .</text:span></text:p>
      <text:p text:style-name="P74">======================================================================</text:p>
      <text:p text:style-name="P67">computer performance increase:</text:p>
      <text:p text:style-name="P67"><text:span text:style-name="T89"><text:tab/>1.Task bar</text:span></text:p>
      <text:p text:style-name="P67"><text:span text:style-name="T89"><text:tab/>2.backroud apps</text:span></text:p>
      <text:p text:style-name="P67"><text:span text:style-name="T89"><text:tab/>3.performancee</text:span></text:p>
      <text:p text:style-name="P67"><text:span text:style-name="T89"><text:tab/>4.virtual memory </text:span></text:p>
      <text:p text:style-name="P67"><text:span text:style-name="T89"><text:tab/>5.driver update </text:span></text:p>
      <text:p text:style-name="P67"><text:span text:style-name="T89"><text:tab/>6.start up serive stop</text:span></text:p>
      <text:p text:style-name="P82"><text:span text:style-name="T89"><text:tab/>7.</text:span><text:span text:style-name="T90">uninstall apps</text:span></text:p>
      <text:p text:style-name="P74">======================================================================</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23:57:06.501451550</meta:creation-date>
    <dc:date>2024-09-14T23:30:03.642262088</dc:date>
    <meta:editing-duration>PT9H1M20S</meta:editing-duration>
    <meta:editing-cycles>180</meta:editing-cycles>
    <meta:generator>LibreOffice/24.2.4.2$Linux_X86_64 LibreOffice_project/420$Build-2</meta:generator>
    <meta:document-statistic meta:table-count="0" meta:image-count="0" meta:object-count="0" meta:page-count="10" meta:paragraph-count="291" meta:word-count="4038" meta:character-count="27025" meta:non-whitespace-character-count="23045"/>
  </office:meta>
</office:document-meta>
</file>